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0159" officeooo:paragraph-rsid="000d0159"/>
    </style:style>
    <style:style style:name="P2" style:family="paragraph" style:parent-style-name="Standard">
      <style:text-properties officeooo:rsid="000e8b4d" officeooo:paragraph-rsid="000e8b4d"/>
    </style:style>
    <style:style style:name="P3" style:family="paragraph" style:parent-style-name="Standard" style:list-style-name="L3">
      <style:text-properties officeooo:paragraph-rsid="000e8b4d"/>
    </style:style>
    <style:style style:name="P4" style:family="paragraph" style:parent-style-name="Standard">
      <style:text-properties style:font-name="sans-serif" fo:font-size="10.5pt" officeooo:paragraph-rsid="000f1696"/>
    </style:style>
    <style:style style:name="P5" style:family="paragraph" style:parent-style-name="Standard" style:list-style-name="L6">
      <style:text-properties officeooo:paragraph-rsid="000f97b6"/>
    </style:style>
    <style:style style:name="P6" style:family="paragraph" style:parent-style-name="Standard">
      <style:paragraph-properties style:writing-mode="lr-tb"/>
      <style:text-properties officeooo:paragraph-rsid="000f97b6"/>
    </style:style>
    <style:style style:name="P7" style:family="paragraph" style:parent-style-name="Standard" style:list-style-name="L6">
      <style:paragraph-properties style:writing-mode="lr-tb"/>
      <style:text-properties officeooo:paragraph-rsid="000f97b6"/>
    </style:style>
    <style:style style:name="P8" style:family="paragraph" style:parent-style-name="Text_20_body">
      <style:text-properties officeooo:paragraph-rsid="000d0159"/>
    </style:style>
    <style:style style:name="P9" style:family="paragraph" style:parent-style-name="Text_20_body" style:list-style-name="L2">
      <style:text-properties officeooo:paragraph-rsid="000d0159"/>
    </style:style>
    <style:style style:name="P10" style:family="paragraph" style:parent-style-name="Text_20_body">
      <style:text-properties officeooo:rsid="00115814" officeooo:paragraph-rsid="00115814"/>
    </style:style>
    <style:style style:name="P11" style:family="paragraph" style:parent-style-name="Text_20_body" style:list-style-name="L7">
      <style:text-properties officeooo:rsid="00115814" officeooo:paragraph-rsid="00115814"/>
    </style:style>
    <style:style style:name="P12" style:family="paragraph" style:parent-style-name="Text_20_body" style:list-style-name="L7">
      <style:text-properties officeooo:paragraph-rsid="00115814"/>
    </style:style>
    <style:style style:name="P13" style:family="paragraph" style:parent-style-name="Text_20_body" style:list-style-name="L7">
      <style:text-properties officeooo:rsid="0012340e" officeooo:paragraph-rsid="0012340e"/>
    </style:style>
    <style:style style:name="P14" style:family="paragraph" style:parent-style-name="Text_20_body">
      <style:text-properties officeooo:rsid="0012e8e6" officeooo:paragraph-rsid="0012e8e6"/>
    </style:style>
    <style:style style:name="P15" style:family="paragraph" style:parent-style-name="Text_20_body" style:list-style-name="L8">
      <style:text-properties officeooo:rsid="0012e8e6" officeooo:paragraph-rsid="0012e8e6"/>
    </style:style>
    <style:style style:name="P16" style:family="paragraph" style:parent-style-name="Text_20_body">
      <style:text-properties officeooo:rsid="0012e8e6" officeooo:paragraph-rsid="00135eec"/>
    </style:style>
    <style:style style:name="P17" style:family="paragraph" style:parent-style-name="Text_20_body" style:list-style-name="L8">
      <style:text-properties officeooo:paragraph-rsid="0012e8e6"/>
    </style:style>
    <style:style style:name="P18" style:family="paragraph" style:parent-style-name="Text_20_body">
      <style:text-properties officeooo:rsid="001799b5" officeooo:paragraph-rsid="001799b5"/>
    </style:style>
    <style:style style:name="P19" style:family="paragraph" style:parent-style-name="Text_20_body" style:list-style-name="L9">
      <style:text-properties officeooo:paragraph-rsid="001799b5"/>
    </style:style>
    <style:style style:name="P20" style:family="paragraph" style:parent-style-name="Text_20_body" style:list-style-name="L9">
      <style:text-properties style:use-window-font-color="true" officeooo:paragraph-rsid="001799b5"/>
    </style:style>
    <style:style style:name="P21" style:family="paragraph" style:parent-style-name="Text_20_body" style:list-style-name="L10">
      <style:text-properties style:use-window-font-color="true" officeooo:rsid="0019c34e" officeooo:paragraph-rsid="0019c34e"/>
    </style:style>
    <style:style style:name="P22" style:family="paragraph" style:parent-style-name="Text_20_body" style:list-style-name="L10">
      <style:text-properties style:use-window-font-color="true" officeooo:rsid="0019c34e" officeooo:paragraph-rsid="001ae46a"/>
    </style:style>
    <style:style style:name="P23" style:family="paragraph" style:parent-style-name="Text_20_body" style:list-style-name="L9">
      <style:text-properties style:use-window-font-color="true" officeooo:rsid="001ae46a" officeooo:paragraph-rsid="001ae46a"/>
    </style:style>
    <style:style style:name="P24" style:family="paragraph" style:parent-style-name="Heading_20_3">
      <style:text-properties officeooo:rsid="00115814" officeooo:paragraph-rsid="00115814"/>
    </style:style>
    <style:style style:name="P25" style:family="paragraph" style:parent-style-name="Heading_20_3">
      <style:text-properties style:use-window-font-color="true" officeooo:rsid="0019c34e"/>
    </style:style>
    <style:style style:name="P26" style:family="paragraph" style:parent-style-name="Heading_20_3">
      <style:text-properties style:use-window-font-color="true" officeooo:paragraph-rsid="001ae46a"/>
    </style:style>
    <style:style style:name="T1" style:family="text">
      <style:text-properties officeooo:rsid="000d0159"/>
    </style:style>
    <style:style style:name="T2" style:family="text">
      <style:text-properties officeooo:rsid="000e8b4d"/>
    </style:style>
    <style:style style:name="T3" style:family="text">
      <style:text-properties officeooo:rsid="000f1696"/>
    </style:style>
    <style:style style:name="T4" style:family="text">
      <style:text-properties style:font-name="sans-serif" fo:font-size="10.5pt"/>
    </style:style>
    <style:style style:name="T5" style:family="text">
      <style:text-properties style:font-name="sans-serif" fo:font-size="10.5pt" officeooo:rsid="000d0159"/>
    </style:style>
    <style:style style:name="T6" style:family="text">
      <style:text-properties officeooo:rsid="00115814"/>
    </style:style>
    <style:style style:name="T7" style:family="text">
      <style:text-properties fo:color="#0066ff"/>
    </style:style>
    <style:style style:name="T8" style:family="text">
      <style:text-properties fo:color="#0066ff" officeooo:rsid="00115814"/>
    </style:style>
    <style:style style:name="T9" style:family="text">
      <style:text-properties fo:color="#0066ff" officeooo:rsid="001799b5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officeooo:rsid="0019c34e"/>
    </style:style>
    <style:style style:name="T12" style:family="text">
      <style:text-properties officeooo:rsid="0012e8e6"/>
    </style:style>
    <style:style style:name="T13" style:family="text">
      <style:text-properties officeooo:rsid="00135eec"/>
    </style:style>
    <style:style style:name="T14" style:family="text">
      <style:text-properties officeooo:rsid="001799b5"/>
    </style:style>
    <style:style style:name="T15" style:family="text">
      <style:text-properties officeooo:rsid="0017dcd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5">D</text:span>ocument d'accueil d'un nouveau développeur</text:p>
      <text:p text:style-name="Text_20_body"/>
      <text:h text:style-name="P24" text:outline-level="3">Cloner le repository Git :</text:h>
      <text:list xml:id="list5051030765385914369" text:style-name="L7">
        <text:list-item>
          <text:p text:style-name="P13">Si ce n'est pas déjà fait, il faut ajouter votre clé ssh à GitHub : <text:a xlink:type="simple" xlink:href="https://help.github.com/articles/generating-ssh-keys">https://help.github.com/articles/generating-ssh-keys</text:a></text:p>
        </text:list-item>
        <text:list-item>
          <text:p text:style-name="P12"><text:span text:style-name="T6">Créer un dossier « DCLL-Parser » :</text:span><text:span text:style-name="T8">mkdir  DCLL-Parser</text:span></text:p>
        </text:list-item>
        <text:list-item>
          <text:p text:style-name="P11">Aller dans ce dossier : <text:span text:style-name="T7">cd DCLL-Parser/</text:span></text:p>
        </text:list-item>
        <text:list-item>
          <text:p text:style-name="P11"><text:span text:style-name="T10">Cloner le projet dans ce dossier :</text:span><text:span text:style-name="T7"> git clone </text:span><text:a xlink:type="simple" xlink:href="mailto:git@github.com">git@github.com</text:a><text:span text:style-name="T7">:fabien-fac/DCLL.git</text:span></text:p>
        </text:list-item>
      </text:list>
      <text:p text:style-name="P10"/>
      <text:h text:style-name="Heading_20_3" text:outline-level="3">Installer GGTS :</text:h>
      <text:list xml:id="list4249093049647913983" text:style-name="L3">
        <text:list-item>
          <text:p text:style-name="P3"><text:span text:style-name="T13">Ouvrir : </text:span><text:a xlink:type="simple" xlink:href="http://spring.io/tools/ggts/all"><text:span text:style-name="T13">http://spring.io/tools/ggts/all</text:span></text:a></text:p>
        </text:list-item>
        <text:list-item>
          <text:p text:style-name="P3"><text:span text:style-name="T2">Télécharger la version « </text:span>GGTS 3.4.0.RELEASE » Based on Eclipse 4.3.1</text:p>
        </text:list-item>
      </text:list>
      <text:p text:style-name="P2"/>
      <text:p text:style-name="P1"/>
      <text:h text:style-name="Heading_20_3" text:outline-level="3">Installer le plugin maven sur GGTS :</text:h>
      <text:p text:style-name="P16">Dans GGTS : </text:p>
      <text:list xml:id="list5006582839642189767" text:style-name="L2">
        <text:list-item>
          <text:p text:style-name="P9"><text:span text:style-name="T1">Dans le menu : Help-&gt;Install new software. </text:span></text:p>
        </text:list-item>
        <text:list-item>
          <text:p text:style-name="P9">Add bouton -<text:span text:style-name="T1">&gt;</text:span> "<text:a xlink:type="simple" xlink:href="http://download.eclipse.org/technology/m2e/releases">http://download.eclipse.org/technology/m2e/releases</text:a>"</text:p>
        </text:list-item>
        <text:list-item>
          <text:p text:style-name="P9">Install<text:span text:style-name="T1">er</text:span> <text:span text:style-name="T1">l</text:span>e plugin. </text:p>
        </text:list-item>
      </text:list>
      <text:p text:style-name="P8"/>
      <text:h text:style-name="Heading_20_3" text:outline-level="3">Importer le projet :</text:h>
      <text:p text:style-name="P14">Dans GGTS : </text:p>
      <text:list xml:id="list8608864612481227414" text:style-name="L8">
        <text:list-item>
          <text:p text:style-name="P17"><text:span text:style-name="T12">File → Import... → Maven → Existing Maven Project</text:span></text:p>
        </text:list-item>
        <text:list-item>
          <text:p text:style-name="P15">Dans le champs « Root Directory : » indiquer DCLL-Parser/DCLL/Parser</text:p>
        </text:list-item>
        <text:list-item>
          <text:p text:style-name="P15">Valider</text:p>
          <text:p text:style-name="P15"/>
        </text:list-item>
      </text:list>
      <text:h text:style-name="Heading_20_3" text:outline-level="3">Préparer le projet :</text:h>
      <text:p text:style-name="P16">Dans GGTS : </text:p>
      <text:p text:style-name="P4"><text:span text:style-name="T3">Spécifiez deux configurations de lancement Maven </text:span>(cliquez droit sur le projet, sélectionnez </text:p>
      <text:p text:style-name="P6"><text:span text:style-name="T4">« Run as &gt; Maven build... »):</text:span></text:p>
      <text:p text:style-name="P6"><text:span text:style-name="T4"/></text:p>
      <text:list xml:id="list4232681858797867279" text:style-name="L6">
        <text:list-item>
          <text:p text:style-name="P7"><text:span text:style-name="T5">lancement des phases </text:span><text:span text:style-name="T4">clean et package (tapez dans « clean package » le champs «goals»</text:span></text:p>
        </text:list-item>
        <text:list-item>
          <text:p text:style-name="P5"><text:span text:style-name="T5">lancement de la phase site (tapez dans « </text:span><text:span text:style-name="T4">site » dans le champs «goals »).</text:span></text:p>
        </text:list-item>
      </text:list>
      <text:p text:style-name="P1"/>
      <text:p text:style-name="P1"/>
      <text:h text:style-name="P26" text:outline-level="3"><text:soft-page-break/>Ajouter des issues au projet :</text:h>
      <text:list xml:id="list8092985209228171494" text:style-name="L10">
        <text:list-item>
          <text:p text:style-name="P22">ouvrir : <text:a xlink:type="simple" xlink:href="https://github.com/fabien-fac/DCLL/issues">https://github.com/fabien-fac/DCLL/issues</text:a></text:p>
        </text:list-item>
        <text:list-item>
          <text:p text:style-name="P22">Cliquer sur « New Issue »</text:p>
        </text:list-item>
        <text:list-item>
          <text:p text:style-name="P22">Renseigner le titre et le contenue de l'issue. </text:p>
        </text:list-item>
        <text:list-item>
          <text:p text:style-name="P22">Optionnel : affecter un développeur à l'issue.</text:p>
          <text:p text:style-name="P22"><text:span text:style-name="T11"/></text:p>
        </text:list-item>
      </text:list>
      <text:h text:style-name="Heading_20_3" text:outline-level="3">Valider son travail :</text:h>
      <text:list xml:id="list8955092228067772036" text:style-name="L9">
        <text:list-item>
          <text:p text:style-name="P19"><text:span text:style-name="T14">Se rendre dans le dossier du projet : </text:span><text:span text:style-name="T9">cd DCLL-Parser/DCLL</text:span></text:p>
        </text:list-item>
        <text:list-item>
          <text:p text:style-name="P20"><text:span text:style-name="T14">ajouter les fichiers créés à l'index : </text:span><text:span text:style-name="T9">git add .</text:span></text:p>
        </text:list-item>
        <text:list-item>
          <text:p text:style-name="P20"><text:span text:style-name="T14">faire un commit : </text:span><text:span text:style-name="T9">git commit -m'message du commit'</text:span></text:p>
          <text:p text:style-name="P23">pour lier un commit à une issue :<text:span text:style-name="T7"> git commit -m'#123 message du commit' </text:span>où « 123 » est le numéro de l'issue</text:p>
        </text:list-item>
        <text:list-item>
          <text:p text:style-name="P20"><text:span text:style-name="T14">récupérer la dernière version du projet : </text:span><text:span text:style-name="T9">git pull</text:span></text:p>
        </text:list-item>
        <text:list-item>
          <text:p text:style-name="P20"><text:span text:style-name="T14">envoyer son travail : </text:span><text:span text:style-name="T9">git push origin master</text:span></text:p>
        </text:list-item>
      </text:list>
      <text:p text:style-name="P18"><text:span text:style-name="T7"/></text:p>
      <text:h text:style-name="P2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</meta:initial-creator>
    <meta:creation-date>2014-03-11T09:08:46.390502000</meta:creation-date>
    <dc:date>2014-03-11T10:44:31.269094974</dc:date>
    <dc:creator>fabien </dc:creator>
    <meta:editing-duration>PT1H32M48S</meta:editing-duration>
    <meta:editing-cycles>18</meta:editing-cycles>
    <meta:generator>LibreOffice/4.1.3.2$Linux_X86_64 LibreOffice_project/410m0$Build-2</meta:generator>
    <meta:document-statistic meta:table-count="0" meta:image-count="0" meta:object-count="0" meta:page-count="2" meta:paragraph-count="37" meta:word-count="301" meta:character-count="1750" meta:non-whitespace-character-count="1501"/>
  </office:meta>
</office:document-meta>
</file>